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3c73" officeooo:paragraph-rsid="00033c73"/>
    </style:style>
    <style:style style:name="P2" style:family="paragraph" style:parent-style-name="Text_20_body">
      <style:text-properties officeooo:rsid="00044440" officeooo:paragraph-rsid="00044440"/>
    </style:style>
    <style:style style:name="P3" style:family="paragraph" style:parent-style-name="Text_20_body">
      <style:text-properties officeooo:rsid="0005fecc" officeooo:paragraph-rsid="0005fecc"/>
    </style:style>
    <style:style style:name="P4" style:family="paragraph" style:parent-style-name="Text_20_body">
      <style:text-properties officeooo:rsid="00071786" officeooo:paragraph-rsid="00071786"/>
    </style:style>
    <style:style style:name="P5" style:family="paragraph" style:parent-style-name="Text_20_body">
      <style:text-properties officeooo:rsid="00073210" officeooo:paragraph-rsid="00073210"/>
    </style:style>
    <style:style style:name="P6" style:family="paragraph" style:parent-style-name="Text_20_body">
      <style:text-properties officeooo:rsid="00081299" officeooo:paragraph-rsid="00081299"/>
    </style:style>
    <style:style style:name="P7" style:family="paragraph" style:parent-style-name="Text_20_body">
      <style:text-properties officeooo:rsid="00099950" officeooo:paragraph-rsid="0009995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73210"/>
    </style:style>
    <style:style style:name="T4" style:family="text">
      <style:text-properties officeooo:rsid="000a1d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COMBINACIÓN DE CORES</text:h>
      <text:p text:style-name="P1">Para axudarlles na elección, comprobaría os ratios de contraste de ambas cores. Canto maior sexa o ratio, máis visible e polo tanto mellor.</text:p>
      <text:p text:style-name="P1">A primeira opción (#1f1fff) ten un ratio de contraste de 3,09:1, o cal funcionará ben para texto grande pero pode ser difícil de ver en textos máis pequenos. Non pasa a certificación WCAG AA.</text:p>
      <text:p text:style-name="P1">A segunda opción (#b8b8b8)ten un ratio de contraste moito maior, de 9,70:1. Isto significa que será moito máis discernible en todas as condicións, e facilitará a lectura e accesibilidade. Pasa as certificacións WCAG AA e AAA.</text:p>
      <text:h text:style-name="Heading_20_3" text:outline-level="3">2. SUBTÍTULOS NOS VÍDEOS</text:h>
      <text:p text:style-name="P1">Engadiría os subtítulos nunha maneira que se poidan ler e entender fácilmente, coma por exemplo aplicandolles un fondo negro con texto branco para poder diferencialos sempre do contido a ver. Outra opción sería poñerlle un borde groso nunha cor que contraste moito co recheo.</text:p>
      <text:p text:style-name="P1">Tamén empregaría distintas cores de recheo se varias persoas van a falar, para poder diferenciar de quen é cada liña, encabezada polo nome do falante e dous puntos, coma “Alex: Vou para aló”.</text:p>
      <text:p text:style-name="P2">Existen numerosas ferramentas en editores de vídeo e fóra que permiten engadir subtítulos a un vídeo.</text:p>
      <text:p text:style-name="P1">Os subtítulos pódense agregar directamente en youtube, permitindo varios en diferentes idiomas, e mesmo a propia páxina autoxeraos no idioma no que está o vídeo, pero sempre sendo de menor precisión ca os feitos a man.</text:p>
      <text:h text:style-name="Heading_20_3" text:outline-level="3">3. DESHABILITAR IMAXES E JAVASCRIPT</text:h>
      <text:p text:style-name="P2">Poderíase facer cun navegador que só permita texto, pero a opción máis fácil é deshabilitalo no navegador en sí.</text:p>
      <text:h text:style-name="Heading_20_3" text:outline-level="3">4. IDIOMA</text:h>
      <text:p text:style-name="P2">Para indicar o idioma dunha web, debemos editar no código html a etiqueta “lang=” e a continuación poñer o código do idioma a empregar, coma ‘en’ para inglés ou ‘es’ para castelán.</text:p>
      <text:p text:style-name="P2">Este atributo tamén se pode poñer dentro de calquera elemento html. Para enlaces será ‘hreflang=”idioma”’.</text:p>
      <text:h text:style-name="Heading_20_3" text:outline-level="3">5. TEXTO ALTERNATIVO NAS IMAXES</text:h>
      <text:p text:style-name="P2">Sí. Poñería un texto alternativo indicando o que é, neste caso “Logo da empresa <text:span text:style-name="T1">nomeEmpresa”</text:span><text:span text:style-name="T2">.</text:span></text:p>
      <text:p text:style-name="P3"><text:span text:style-name="T2">A unha imaxe decorativa debe poñerselle o atributo alt=”” baleiro.</text:span></text:p>
      <text:h text:style-name="Heading_20_3" text:outline-level="3">6. NIVEL DE CONFORMIDADE DOS PROXECTOS</text:h>
      <text:p text:style-name="P4"><text:span text:style-name="T2">Un sitio web debe aspirar ao máximo estándar da WCAG, pero isto é moi difícil. Canto máis alto mellor, pero o mínimo debería ser WCAG A.</text:span></text:p>
      <text:p text:style-name="P4"><text:span text:style-name="T2"/></text:p>
      <text:h text:style-name="Heading_20_3" text:outline-level="3"><text:soft-page-break/>7. SEPARACIÓN DO ESTILO E DA ESTRUTURA</text:h>
      <text:p text:style-name="P5"><text:span text:style-name="T2">Algunhas persoas con problemas de visión teñen extensións que empregan os seus arquivos propios de CSS para mellorar a súa experiencia. Poñendo os atributos dentro do HTML pode facer que isto non funcione e polo tanto baixa a súa accesibilidade.</text:span></text:p>
      <text:h text:style-name="Heading_20_3" text:outline-level="3">8. ANI<text:span text:style-name="T3">Ñ</text:span>AMENTO DOS ENCABEZADOS</text:h>
      <text:p text:style-name="P5">Para mellorar este diseño habería que comezar por quitar os elementos semánticos inapropiados e substituíndoos polos correctos, e asegurándose de aniñar os encabezamentos correctamente.</text:p>
      <text:p text:style-name="P5">Para comprobar o aniñamento podemos empregar extensións do no noso navegador, coma HeadingsMap.</text:p>
      <text:h text:style-name="Heading_20_3" text:outline-level="3">9. WEB MAQUETADA MEDIANTE TÁBOAS</text:h>
      <text:p text:style-name="P6">Non se debería facer o sitio enteiro dentro dunha táboa coma no exemplo. No seu lugar deben empregarse as etiquetas semánticas apropiadas, coma &lt;header&gt;, &lt;footer&gt; ou &lt;article&gt;.</text:p>
      <text:p text:style-name="P6">&lt;header&gt;Cabeceira&lt;/header&gt;</text:p>
      <text:p text:style-name="P6">&lt;nav&gt;Menu&lt;/Menu&gt;</text:p>
      <text:p text:style-name="P6">&lt;article&gt;Contido Principal&lt;/article&gt;</text:p>
      <text:p text:style-name="P6">&lt;footer&gt;Footer&lt;/footer&gt;</text:p>
      <text:h text:style-name="Heading_20_3" text:outline-level="3">10. CAPTCHA</text:h>
      <text:p text:style-name="P7">Poderían facerse preguntas de audio cunha resposta<text:span text:style-name="T4">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9:43:46.394133817</meta:creation-date>
    <meta:generator>LibreOffice/7.3.7.2$Linux_X86_64 LibreOffice_project/30$Build-2</meta:generator>
    <dc:date>2023-10-18T10:38:49.589439432</dc:date>
    <meta:editing-duration>PT18M34S</meta:editing-duration>
    <meta:editing-cycles>8</meta:editing-cycles>
    <meta:document-statistic meta:table-count="0" meta:image-count="0" meta:object-count="0" meta:page-count="2" meta:paragraph-count="32" meta:word-count="499" meta:character-count="3156" meta:non-whitespace-character-count="2689"/>
  </office:meta>
</office:document-meta>
</file>